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2,588,16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0,619,252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6,547,799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5,492,074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7,290,60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7,509,075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7,671,774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8,711,810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1,823,518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7,101,07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101,07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7,030,374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2,902,861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1,839,098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1,534,93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8,231,078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5,450,994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3,196,54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,742,057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3,687,141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2,757,632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2,700,905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2,334,84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1:56.392048061</dc:date>
    <meta:editing-duration>PT7H23M45S</meta:editing-duration>
    <meta:editing-cycles>177</meta:editing-cycles>
    <meta:generator>LibreOffice/7.2.6.2$Linux_X86_64 LibreOffice_project/20$Build-2</meta:generator>
    <meta:document-statistic meta:table-count="1" meta:cell-count="48" meta:object-count="0"/>
  </office:meta>
</office:document-meta>
</file>